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5.58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329cm"/>
    </style:style>
    <style:style style:name="co5" style:family="table-column">
      <style:table-column-properties fo:break-before="auto" style:column-width="5.846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Tabelle1.$F$2:.$F$50])" table:allow-empty-cell="true" table:display-list="unsorted" table:base-cell-address="Tabelle1.B2"/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Extern</text:p>
          </table:table-cell>
          <table:table-cell office:value-type="string">
            <text:p>Intern;Text</text:p>
          </table:table-cell>
          <table:table-cell/>
          <table:table-cell office:value-type="string">
            <text:p>Quellfeld (Sonderfall Regenwaldladen)</text:p>
          </table:table-cell>
          <table:table-cell/>
          <table:table-cell office:value-type="string">
            <text:p>Daten für Auswahlliste</text:p>
          </table:table-cell>
        </table:table-row>
        <table:table-row table:style-name="ro1">
          <table:table-cell office:value-type="string">
            <text:p>Medien</text:p>
          </table:table-cell>
          <table:table-cell table:content-validation-name="val1" office:value-type="string">
            <text:p>SC407;CD/DVD</text:p>
          </table:table-cell>
          <table:table-cell/>
          <table:table-cell office:value-type="string">
            <text:p>Warengruppenbeschreibung</text:p>
          </table:table-cell>
          <table:table-cell/>
          <table:table-cell table:formula="of:=IF(['file:///C:/Entwicklung/Weltladen-Kasse/ETL/FAIRTRADE/Mappings/OpenOfficeDocuments/product_category_mapping.ods'#$Tabelle1.E7] &gt;0;['file:///C:/Entwicklung/Weltladen-Kasse/ETL/FAIRTRADE/Mappings/OpenOfficeDocuments/product_category_mapping.ods'#$Tabelle1.E7];&quot;&quot;)" office:value-type="string" office:string-value="SC101;Süßwaren">
            <text:p>SC101;Süßwaren</text:p>
          </table:table-cell>
        </table:table-row>
        <table:table-row table:style-name="ro1">
          <table:table-cell office:value-type="string">
            <text:p>Accessoires</text:p>
          </table:table-cell>
          <table:table-cell table:content-validation-name="val1" office:value-type="string">
            <text:p>SC306;Accessoires</text:p>
          </table:table-cell>
          <table:table-cell/>
          <table:table-cell office:value-type="string">
            <text:p>Warengruppenbeschreibung</text:p>
          </table:table-cell>
          <table:table-cell/>
          <table:table-cell table:formula="of:=IF(['file:///C:/Entwicklung/Weltladen-Kasse/ETL/FAIRTRADE/Mappings/OpenOfficeDocuments/product_category_mapping.ods'#$Tabelle1.E8] &gt;0;['file:///C:/Entwicklung/Weltladen-Kasse/ETL/FAIRTRADE/Mappings/OpenOfficeDocuments/product_category_mapping.ods'#$Tabelle1.E8];&quot;&quot;)" office:value-type="string" office:string-value="SC102;Tee">
            <text:p>SC102;Tee</text:p>
          </table:table-cell>
        </table:table-row>
        <table:table-row table:style-name="ro1">
          <table:table-cell office:value-type="string">
            <text:p>Produkte aus Naturlatex</text:p>
          </table:table-cell>
          <table:table-cell table:content-validation-name="val1" office:value-type="string">
            <text:p>SC205;Lederwaren</text:p>
          </table:table-cell>
          <table:table-cell/>
          <table:table-cell office:value-type="string">
            <text:p>Warengruppenbeschreibung</text:p>
          </table:table-cell>
          <table:table-cell/>
          <table:table-cell table:formula="of:=IF(['file:///C:/Entwicklung/Weltladen-Kasse/ETL/FAIRTRADE/Mappings/OpenOfficeDocuments/product_category_mapping.ods'#$Tabelle1.E9] &gt;0;['file:///C:/Entwicklung/Weltladen-Kasse/ETL/FAIRTRADE/Mappings/OpenOfficeDocuments/product_category_mapping.ods'#$Tabelle1.E9];&quot;&quot;)" office:value-type="string" office:string-value="SC103;Kaffee">
            <text:p>SC103;Kaffee</text:p>
          </table:table-cell>
        </table:table-row>
        <table:table-row table:style-name="ro1">
          <table:table-cell office:value-type="string">
            <text:p>Schmuck</text:p>
          </table:table-cell>
          <table:table-cell table:content-validation-name="val1" office:value-type="string">
            <text:p>SC204;Schmuck</text:p>
          </table:table-cell>
          <table:table-cell/>
          <table:table-cell office:value-type="string">
            <text:p>Warengruppenbeschreibung</text:p>
          </table:table-cell>
          <table:table-cell/>
          <table:table-cell table:formula="of:=IF(['file:///C:/Entwicklung/Weltladen-Kasse/ETL/FAIRTRADE/Mappings/OpenOfficeDocuments/product_category_mapping.ods'#$Tabelle1.E10] &gt;0;['file:///C:/Entwicklung/Weltladen-Kasse/ETL/FAIRTRADE/Mappings/OpenOfficeDocuments/product_category_mapping.ods'#$Tabelle1.E10];&quot;&quot;)" office:value-type="string" office:string-value="SC104;Knabberprodukte">
            <text:p>SC104;Knabberprodukte</text:p>
          </table:table-cell>
        </table:table-row>
        <table:table-row table:style-name="ro1">
          <table:table-cell office:value-type="string">
            <text:p>Spirituosen</text:p>
          </table:table-cell>
          <table:table-cell table:content-validation-name="val1" office:value-type="string">
            <text:p>SC110;Getränke (alkoholisch)</text:p>
          </table:table-cell>
          <table:table-cell/>
          <table:table-cell office:value-type="string">
            <text:p>Warengruppenbeschreibung</text:p>
          </table:table-cell>
          <table:table-cell/>
          <table:table-cell table:formula="of:=IF(['file:///C:/Entwicklung/Weltladen-Kasse/ETL/FAIRTRADE/Mappings/OpenOfficeDocuments/product_category_mapping.ods'#$Tabelle1.E11] &gt;0;['file:///C:/Entwicklung/Weltladen-Kasse/ETL/FAIRTRADE/Mappings/OpenOfficeDocuments/product_category_mapping.ods'#$Tabelle1.E11];&quot;&quot;)" office:value-type="string" office:string-value="SC105;Getreide/Nudeln/Rohware">
            <text:p>SC105;Getreide/Nudeln/Rohware</text:p>
          </table:table-cell>
        </table:table-row>
        <table:table-row table:style-name="ro1">
          <table:table-cell office:value-type="string">
            <text:p>Lebensmittel</text:p>
          </table:table-cell>
          <table:table-cell table:content-validation-name="val1" office:value-type="string">
            <text:p>SC199;sonst. Lebensmittel</text:p>
          </table:table-cell>
          <table:table-cell/>
          <table:table-cell office:value-type="string">
            <text:p>Warengruppenbeschreibung</text:p>
          </table:table-cell>
          <table:table-cell/>
          <table:table-cell table:formula="of:=IF(['file:///C:/Entwicklung/Weltladen-Kasse/ETL/FAIRTRADE/Mappings/OpenOfficeDocuments/product_category_mapping.ods'#$Tabelle1.E12] &gt;0;['file:///C:/Entwicklung/Weltladen-Kasse/ETL/FAIRTRADE/Mappings/OpenOfficeDocuments/product_category_mapping.ods'#$Tabelle1.E12];&quot;&quot;)" office:value-type="string" office:string-value="SC106;Honig/Marmelade">
            <text:p>SC106;Honig/Marmelade</text:p>
          </table:table-cell>
        </table:table-row>
        <table:table-row table:style-name="ro1">
          <table:table-cell office:value-type="string">
            <text:p>Kerzen</text:p>
          </table:table-cell>
          <table:table-cell table:content-validation-name="val1" office:value-type="string">
            <text:p>SC203;Kerzen</text:p>
          </table:table-cell>
          <table:table-cell/>
          <table:table-cell office:value-type="string">
            <text:p>Warengruppenbeschreibung</text:p>
          </table:table-cell>
          <table:table-cell/>
          <table:table-cell table:formula="of:=IF(['file:///C:/Entwicklung/Weltladen-Kasse/ETL/FAIRTRADE/Mappings/OpenOfficeDocuments/product_category_mapping.ods'#$Tabelle1.E13] &gt;0;['file:///C:/Entwicklung/Weltladen-Kasse/ETL/FAIRTRADE/Mappings/OpenOfficeDocuments/product_category_mapping.ods'#$Tabelle1.E13];&quot;&quot;)" office:value-type="string" office:string-value="SC107;Soßen/Chutneys">
            <text:p>SC107;Soßen/Chutneys</text:p>
          </table:table-cell>
        </table:table-row>
        <table:table-row table:style-name="ro1">
          <table:table-cell office:value-type="string">
            <text:p>Lebensmittel</text:p>
          </table:table-cell>
          <table:table-cell table:content-validation-name="val1" office:value-type="string">
            <text:p>SC199;sonst. Lebensmittel</text:p>
          </table:table-cell>
          <table:table-cell/>
          <table:table-cell office:value-type="string">
            <text:p>Warengruppe</text:p>
          </table:table-cell>
          <table:table-cell/>
          <table:table-cell table:formula="of:=IF(['file:///C:/Entwicklung/Weltladen-Kasse/ETL/FAIRTRADE/Mappings/OpenOfficeDocuments/product_category_mapping.ods'#$Tabelle1.E14] &gt;0;['file:///C:/Entwicklung/Weltladen-Kasse/ETL/FAIRTRADE/Mappings/OpenOfficeDocuments/product_category_mapping.ods'#$Tabelle1.E14];&quot;&quot;)" office:value-type="string" office:string-value="SC108;Gewürze/Kräuter">
            <text:p>SC108;Gewürze/Kräuter</text:p>
          </table:table-cell>
        </table:table-row>
        <table:table-row table:style-name="ro1">
          <table:table-cell office:value-type="string">
            <text:p>Körperpflege</text:p>
          </table:table-cell>
          <table:table-cell table:content-validation-name="val1" office:value-type="string">
            <text:p>SC213;Kosmetik/Seife</text:p>
          </table:table-cell>
          <table:table-cell/>
          <table:table-cell office:value-type="string">
            <text:p>Warengruppenbeschreibung</text:p>
          </table:table-cell>
          <table:table-cell/>
          <table:table-cell table:formula="of:=IF(['file:///C:/Entwicklung/Weltladen-Kasse/ETL/FAIRTRADE/Mappings/OpenOfficeDocuments/product_category_mapping.ods'#$Tabelle1.E15] &gt;0;['file:///C:/Entwicklung/Weltladen-Kasse/ETL/FAIRTRADE/Mappings/OpenOfficeDocuments/product_category_mapping.ods'#$Tabelle1.E15];&quot;&quot;)" office:value-type="string" office:string-value="SC109;Getränke (nichtalkoholisch)">
            <text:p>SC109;Getränke (nichtalkoholisch)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16] &gt;0;['file:///C:/Entwicklung/Weltladen-Kasse/ETL/FAIRTRADE/Mappings/OpenOfficeDocuments/product_category_mapping.ods'#$Tabelle1.E16];&quot;&quot;)" office:value-type="string" office:string-value="SC110;Getränke (alkoholisch)">
            <text:p>SC110;Getränke (alkoholisch)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17] &gt;0;['file:///C:/Entwicklung/Weltladen-Kasse/ETL/FAIRTRADE/Mappings/OpenOfficeDocuments/product_category_mapping.ods'#$Tabelle1.E17];&quot;&quot;)" office:value-type="string" office:string-value="SC111;Bewirtung">
            <text:p>SC111;Bewirtung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18] &gt;0;['file:///C:/Entwicklung/Weltladen-Kasse/ETL/FAIRTRADE/Mappings/OpenOfficeDocuments/product_category_mapping.ods'#$Tabelle1.E18];&quot;&quot;)" office:value-type="string" office:string-value="SC199;sonst. Lebensmittel">
            <text:p>SC199;sonst. Lebensmittel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19] &gt;0;['file:///C:/Entwicklung/Weltladen-Kasse/ETL/FAIRTRADE/Mappings/OpenOfficeDocuments/product_category_mapping.ods'#$Tabelle1.E19];&quot;&quot;)" office:value-type="string" office:string-value="SC201;Körbe">
            <text:p>SC201;Körb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0] &gt;0;['file:///C:/Entwicklung/Weltladen-Kasse/ETL/FAIRTRADE/Mappings/OpenOfficeDocuments/product_category_mapping.ods'#$Tabelle1.E20];&quot;&quot;)" office:value-type="string" office:string-value="SC202;Musikinstrumente">
            <text:p>SC202;Musikinstrument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1] &gt;0;['file:///C:/Entwicklung/Weltladen-Kasse/ETL/FAIRTRADE/Mappings/OpenOfficeDocuments/product_category_mapping.ods'#$Tabelle1.E21];&quot;&quot;)" office:value-type="string" office:string-value="SC203;Kerzen">
            <text:p>SC203;Kerz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2] &gt;0;['file:///C:/Entwicklung/Weltladen-Kasse/ETL/FAIRTRADE/Mappings/OpenOfficeDocuments/product_category_mapping.ods'#$Tabelle1.E22];&quot;&quot;)" office:value-type="string" office:string-value="SC204;Schmuck">
            <text:p>SC204;Schmuck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3] &gt;0;['file:///C:/Entwicklung/Weltladen-Kasse/ETL/FAIRTRADE/Mappings/OpenOfficeDocuments/product_category_mapping.ods'#$Tabelle1.E23];&quot;&quot;)" office:value-type="string" office:string-value="SC205;Lederwaren">
            <text:p>SC205;Lederwar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4] &gt;0;['file:///C:/Entwicklung/Weltladen-Kasse/ETL/FAIRTRADE/Mappings/OpenOfficeDocuments/product_category_mapping.ods'#$Tabelle1.E24];&quot;&quot;)" office:value-type="string" office:string-value="SC206;Keramik">
            <text:p>SC206;Keramik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5] &gt;0;['file:///C:/Entwicklung/Weltladen-Kasse/ETL/FAIRTRADE/Mappings/OpenOfficeDocuments/product_category_mapping.ods'#$Tabelle1.E25];&quot;&quot;)" office:value-type="string" office:string-value="SC207;Filzwaren">
            <text:p>SC207;Filzwar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6] &gt;0;['file:///C:/Entwicklung/Weltladen-Kasse/ETL/FAIRTRADE/Mappings/OpenOfficeDocuments/product_category_mapping.ods'#$Tabelle1.E26];&quot;&quot;)" office:value-type="string" office:string-value="SC208;Spielwaren">
            <text:p>SC208;Spielwar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7] &gt;0;['file:///C:/Entwicklung/Weltladen-Kasse/ETL/FAIRTRADE/Mappings/OpenOfficeDocuments/product_category_mapping.ods'#$Tabelle1.E27];&quot;&quot;)" office:value-type="string" office:string-value="SC209;Lampen">
            <text:p>SC209;Lamp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8] &gt;0;['file:///C:/Entwicklung/Weltladen-Kasse/ETL/FAIRTRADE/Mappings/OpenOfficeDocuments/product_category_mapping.ods'#$Tabelle1.E28];&quot;&quot;)" office:value-type="string" office:string-value="SC210;Möbel">
            <text:p>SC210;Möbel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29] &gt;0;['file:///C:/Entwicklung/Weltladen-Kasse/ETL/FAIRTRADE/Mappings/OpenOfficeDocuments/product_category_mapping.ods'#$Tabelle1.E29];&quot;&quot;)" office:value-type="string" office:string-value="SC212;Wohntextilien">
            <text:p>SC212;Wohntextili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0] &gt;0;['file:///C:/Entwicklung/Weltladen-Kasse/ETL/FAIRTRADE/Mappings/OpenOfficeDocuments/product_category_mapping.ods'#$Tabelle1.E30];&quot;&quot;)" office:value-type="string" office:string-value="SC213;Kosmetik/Seife">
            <text:p>SC213;Kosmetik/Seif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1] &gt;0;['file:///C:/Entwicklung/Weltladen-Kasse/ETL/FAIRTRADE/Mappings/OpenOfficeDocuments/product_category_mapping.ods'#$Tabelle1.E31];&quot;&quot;)" office:value-type="string" office:string-value="SC299;sonst. Handwerk">
            <text:p>SC299;sonst. Handwerk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2] &gt;0;['file:///C:/Entwicklung/Weltladen-Kasse/ETL/FAIRTRADE/Mappings/OpenOfficeDocuments/product_category_mapping.ods'#$Tabelle1.E32];&quot;&quot;)" office:value-type="string" office:string-value="SC301;T-Shirts">
            <text:p>SC301;T-Shirts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3] &gt;0;['file:///C:/Entwicklung/Weltladen-Kasse/ETL/FAIRTRADE/Mappings/OpenOfficeDocuments/product_category_mapping.ods'#$Tabelle1.E33];&quot;&quot;)" office:value-type="string" office:string-value="SC302;Hosen">
            <text:p>SC302;Hos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4] &gt;0;['file:///C:/Entwicklung/Weltladen-Kasse/ETL/FAIRTRADE/Mappings/OpenOfficeDocuments/product_category_mapping.ods'#$Tabelle1.E34];&quot;&quot;)" office:value-type="string" office:string-value="SC303;Pullover">
            <text:p>SC303;Pullov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5] &gt;0;['file:///C:/Entwicklung/Weltladen-Kasse/ETL/FAIRTRADE/Mappings/OpenOfficeDocuments/product_category_mapping.ods'#$Tabelle1.E35];&quot;&quot;)" office:value-type="string" office:string-value="SC304;Kleider/Röcke">
            <text:p>SC304;Kleider/Röck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6] &gt;0;['file:///C:/Entwicklung/Weltladen-Kasse/ETL/FAIRTRADE/Mappings/OpenOfficeDocuments/product_category_mapping.ods'#$Tabelle1.E36];&quot;&quot;)" office:value-type="string" office:string-value="SC305;Tücher/Schals">
            <text:p>SC305;Tücher/Schals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7] &gt;0;['file:///C:/Entwicklung/Weltladen-Kasse/ETL/FAIRTRADE/Mappings/OpenOfficeDocuments/product_category_mapping.ods'#$Tabelle1.E37];&quot;&quot;)" office:value-type="string" office:string-value="SC306;Accessoires">
            <text:p>SC306;Accessoires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8] &gt;0;['file:///C:/Entwicklung/Weltladen-Kasse/ETL/FAIRTRADE/Mappings/OpenOfficeDocuments/product_category_mapping.ods'#$Tabelle1.E38];&quot;&quot;)" office:value-type="string" office:string-value="SC399;sonst. Bekleidung">
            <text:p>SC399;sonst. Bekleidung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9] &gt;0;['file:///C:/Entwicklung/Weltladen-Kasse/ETL/FAIRTRADE/Mappings/OpenOfficeDocuments/product_category_mapping.ods'#$Tabelle1.E39];&quot;&quot;)" office:value-type="string" office:string-value="SC401;Karten">
            <text:p>SC401;Kart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0] &gt;0;['file:///C:/Entwicklung/Weltladen-Kasse/ETL/FAIRTRADE/Mappings/OpenOfficeDocuments/product_category_mapping.ods'#$Tabelle1.E40];&quot;&quot;)" office:value-type="string" office:string-value="SC402;Bücher">
            <text:p>SC402;Büch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1] &gt;0;['file:///C:/Entwicklung/Weltladen-Kasse/ETL/FAIRTRADE/Mappings/OpenOfficeDocuments/product_category_mapping.ods'#$Tabelle1.E41];&quot;&quot;)" office:value-type="string" office:string-value="SC403;Kalender">
            <text:p>SC403;Kalend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2] &gt;0;['file:///C:/Entwicklung/Weltladen-Kasse/ETL/FAIRTRADE/Mappings/OpenOfficeDocuments/product_category_mapping.ods'#$Tabelle1.E42];&quot;&quot;)" office:value-type="string" office:string-value="SC404;Blöcke/Hefte/Briefpapier">
            <text:p>SC404;Blöcke/Hefte/Briefpapi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3] &gt;0;['file:///C:/Entwicklung/Weltladen-Kasse/ETL/FAIRTRADE/Mappings/OpenOfficeDocuments/product_category_mapping.ods'#$Tabelle1.E43];&quot;&quot;)" office:value-type="string" office:string-value="SC405;Stifte">
            <text:p>SC405;Stift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4] &gt;0;['file:///C:/Entwicklung/Weltladen-Kasse/ETL/FAIRTRADE/Mappings/OpenOfficeDocuments/product_category_mapping.ods'#$Tabelle1.E44];&quot;&quot;)" office:value-type="string" office:string-value="SC406;Fotoalben">
            <text:p>SC406;Fotoalb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5] &gt;0;['file:///C:/Entwicklung/Weltladen-Kasse/ETL/FAIRTRADE/Mappings/OpenOfficeDocuments/product_category_mapping.ods'#$Tabelle1.E45];&quot;&quot;)" office:value-type="string" office:string-value="SC407;CD/DVD">
            <text:p>SC407;CD/DVD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6] &gt;0;['file:///C:/Entwicklung/Weltladen-Kasse/ETL/FAIRTRADE/Mappings/OpenOfficeDocuments/product_category_mapping.ods'#$Tabelle1.E46];&quot;&quot;)" office:value-type="string" office:string-value="SC499;sonst. Schreibwaren">
            <text:p>SC499;sonst. Schreibwar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7] &gt;0;['file:///C:/Entwicklung/Weltladen-Kasse/ETL/FAIRTRADE/Mappings/OpenOfficeDocuments/product_category_mapping.ods'#$Tabelle1.E4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8] &gt;0;['file:///C:/Entwicklung/Weltladen-Kasse/ETL/FAIRTRADE/Mappings/OpenOfficeDocuments/product_category_mapping.ods'#$Tabelle1.E4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9] &gt;0;['file:///C:/Entwicklung/Weltladen-Kasse/ETL/FAIRTRADE/Mappings/OpenOfficeDocuments/product_category_mapping.ods'#$Tabelle1.E4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0] &gt;0;['file:///C:/Entwicklung/Weltladen-Kasse/ETL/FAIRTRADE/Mappings/OpenOfficeDocuments/product_category_mapping.ods'#$Tabelle1.E5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1] &gt;0;['file:///C:/Entwicklung/Weltladen-Kasse/ETL/FAIRTRADE/Mappings/OpenOfficeDocuments/product_category_mapping.ods'#$Tabelle1.E5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2] &gt;0;['file:///C:/Entwicklung/Weltladen-Kasse/ETL/FAIRTRADE/Mappings/OpenOfficeDocuments/product_category_mapping.ods'#$Tabelle1.E5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3] &gt;0;['file:///C:/Entwicklung/Weltladen-Kasse/ETL/FAIRTRADE/Mappings/OpenOfficeDocuments/product_category_mapping.ods'#$Tabelle1.E5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4] &gt;0;['file:///C:/Entwicklung/Weltladen-Kasse/ETL/FAIRTRADE/Mappings/OpenOfficeDocuments/product_category_mapping.ods'#$Tabelle1.E5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5] &gt;0;['file:///C:/Entwicklung/Weltladen-Kasse/ETL/FAIRTRADE/Mappings/OpenOfficeDocuments/product_category_mapping.ods'#$Tabelle1.E5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6] &gt;0;['file:///C:/Entwicklung/Weltladen-Kasse/ETL/FAIRTRADE/Mappings/OpenOfficeDocuments/product_category_mapping.ods'#$Tabelle1.E5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7] &gt;0;['file:///C:/Entwicklung/Weltladen-Kasse/ETL/FAIRTRADE/Mappings/OpenOfficeDocuments/product_category_mapping.ods'#$Tabelle1.E5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8] &gt;0;['file:///C:/Entwicklung/Weltladen-Kasse/ETL/FAIRTRADE/Mappings/OpenOfficeDocuments/product_category_mapping.ods'#$Tabelle1.E5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9] &gt;0;['file:///C:/Entwicklung/Weltladen-Kasse/ETL/FAIRTRADE/Mappings/OpenOfficeDocuments/product_category_mapping.ods'#$Tabelle1.E5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0] &gt;0;['file:///C:/Entwicklung/Weltladen-Kasse/ETL/FAIRTRADE/Mappings/OpenOfficeDocuments/product_category_mapping.ods'#$Tabelle1.E6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1] &gt;0;['file:///C:/Entwicklung/Weltladen-Kasse/ETL/FAIRTRADE/Mappings/OpenOfficeDocuments/product_category_mapping.ods'#$Tabelle1.E6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2] &gt;0;['file:///C:/Entwicklung/Weltladen-Kasse/ETL/FAIRTRADE/Mappings/OpenOfficeDocuments/product_category_mapping.ods'#$Tabelle1.E6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3] &gt;0;['file:///C:/Entwicklung/Weltladen-Kasse/ETL/FAIRTRADE/Mappings/OpenOfficeDocuments/product_category_mapping.ods'#$Tabelle1.E6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4] &gt;0;['file:///C:/Entwicklung/Weltladen-Kasse/ETL/FAIRTRADE/Mappings/OpenOfficeDocuments/product_category_mapping.ods'#$Tabelle1.E6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5] &gt;0;['file:///C:/Entwicklung/Weltladen-Kasse/ETL/FAIRTRADE/Mappings/OpenOfficeDocuments/product_category_mapping.ods'#$Tabelle1.E6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6] &gt;0;['file:///C:/Entwicklung/Weltladen-Kasse/ETL/FAIRTRADE/Mappings/OpenOfficeDocuments/product_category_mapping.ods'#$Tabelle1.E6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7] &gt;0;['file:///C:/Entwicklung/Weltladen-Kasse/ETL/FAIRTRADE/Mappings/OpenOfficeDocuments/product_category_mapping.ods'#$Tabelle1.E6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8] &gt;0;['file:///C:/Entwicklung/Weltladen-Kasse/ETL/FAIRTRADE/Mappings/OpenOfficeDocuments/product_category_mapping.ods'#$Tabelle1.E6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9] &gt;0;['file:///C:/Entwicklung/Weltladen-Kasse/ETL/FAIRTRADE/Mappings/OpenOfficeDocuments/product_category_mapping.ods'#$Tabelle1.E6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0] &gt;0;['file:///C:/Entwicklung/Weltladen-Kasse/ETL/FAIRTRADE/Mappings/OpenOfficeDocuments/product_category_mapping.ods'#$Tabelle1.E7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1] &gt;0;['file:///C:/Entwicklung/Weltladen-Kasse/ETL/FAIRTRADE/Mappings/OpenOfficeDocuments/product_category_mapping.ods'#$Tabelle1.E7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2] &gt;0;['file:///C:/Entwicklung/Weltladen-Kasse/ETL/FAIRTRADE/Mappings/OpenOfficeDocuments/product_category_mapping.ods'#$Tabelle1.E7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3] &gt;0;['file:///C:/Entwicklung/Weltladen-Kasse/ETL/FAIRTRADE/Mappings/OpenOfficeDocuments/product_category_mapping.ods'#$Tabelle1.E7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4] &gt;0;['file:///C:/Entwicklung/Weltladen-Kasse/ETL/FAIRTRADE/Mappings/OpenOfficeDocuments/product_category_mapping.ods'#$Tabelle1.E7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5] &gt;0;['file:///C:/Entwicklung/Weltladen-Kasse/ETL/FAIRTRADE/Mappings/OpenOfficeDocuments/product_category_mapping.ods'#$Tabelle1.E7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6] &gt;0;['file:///C:/Entwicklung/Weltladen-Kasse/ETL/FAIRTRADE/Mappings/OpenOfficeDocuments/product_category_mapping.ods'#$Tabelle1.E7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7] &gt;0;['file:///C:/Entwicklung/Weltladen-Kasse/ETL/FAIRTRADE/Mappings/OpenOfficeDocuments/product_category_mapping.ods'#$Tabelle1.E7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8] &gt;0;['file:///C:/Entwicklung/Weltladen-Kasse/ETL/FAIRTRADE/Mappings/OpenOfficeDocuments/product_category_mapping.ods'#$Tabelle1.E7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9] &gt;0;['file:///C:/Entwicklung/Weltladen-Kasse/ETL/FAIRTRADE/Mappings/OpenOfficeDocuments/product_category_mapping.ods'#$Tabelle1.E7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0] &gt;0;['file:///C:/Entwicklung/Weltladen-Kasse/ETL/FAIRTRADE/Mappings/OpenOfficeDocuments/product_category_mapping.ods'#$Tabelle1.E8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1] &gt;0;['file:///C:/Entwicklung/Weltladen-Kasse/ETL/FAIRTRADE/Mappings/OpenOfficeDocuments/product_category_mapping.ods'#$Tabelle1.E8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2] &gt;0;['file:///C:/Entwicklung/Weltladen-Kasse/ETL/FAIRTRADE/Mappings/OpenOfficeDocuments/product_category_mapping.ods'#$Tabelle1.E8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3] &gt;0;['file:///C:/Entwicklung/Weltladen-Kasse/ETL/FAIRTRADE/Mappings/OpenOfficeDocuments/product_category_mapping.ods'#$Tabelle1.E8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4] &gt;0;['file:///C:/Entwicklung/Weltladen-Kasse/ETL/FAIRTRADE/Mappings/OpenOfficeDocuments/product_category_mapping.ods'#$Tabelle1.E8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5] &gt;0;['file:///C:/Entwicklung/Weltladen-Kasse/ETL/FAIRTRADE/Mappings/OpenOfficeDocuments/product_category_mapping.ods'#$Tabelle1.E85];&quot;&quot;)">
            <text:p/>
          </table:table-cell>
        </table:table-row>
      </table:table>
      <table:table table:name="'file:///C:/Entwicklung/Weltladen-Kasse/ETL/FAIRTRADE/Mappings/OpenOfficeDocuments/product_category_mapping.ods'#Tabelle1" table:print="false" table:style-name="ta_extref">
        <table:table-source xlink:type="simple" xlink:href="../product_category_mapping.ods" table:table-name="Tabelle1" table:mode="copy-results-only"/>
        <table:table-column table:number-columns-repeated="5"/>
        <table:table-row table:number-rows-repeated="6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C101;Süßwaren</text:p>
          </table:table-cell>
        </table:table-row>
        <table:table-row>
          <table:table-cell table:number-columns-repeated="4"/>
          <table:table-cell table:style-name="ce1" office:value-type="string">
            <text:p>SC102;Tee</text:p>
          </table:table-cell>
        </table:table-row>
        <table:table-row>
          <table:table-cell table:number-columns-repeated="4"/>
          <table:table-cell table:style-name="ce1" office:value-type="string">
            <text:p>SC103;Kaffee</text:p>
          </table:table-cell>
        </table:table-row>
        <table:table-row>
          <table:table-cell table:number-columns-repeated="4"/>
          <table:table-cell table:style-name="ce1" office:value-type="string">
            <text:p>SC104;Knabberprodukte</text:p>
          </table:table-cell>
        </table:table-row>
        <table:table-row>
          <table:table-cell table:number-columns-repeated="4"/>
          <table:table-cell table:style-name="ce1" office:value-type="string">
            <text:p>SC105;Getreide/Nudeln/Rohware</text:p>
          </table:table-cell>
        </table:table-row>
        <table:table-row>
          <table:table-cell table:number-columns-repeated="4"/>
          <table:table-cell table:style-name="ce1" office:value-type="string">
            <text:p>SC106;Honig/Marmelade</text:p>
          </table:table-cell>
        </table:table-row>
        <table:table-row>
          <table:table-cell table:number-columns-repeated="4"/>
          <table:table-cell table:style-name="ce1" office:value-type="string">
            <text:p>SC107;Soßen/Chutneys</text:p>
          </table:table-cell>
        </table:table-row>
        <table:table-row>
          <table:table-cell table:number-columns-repeated="4"/>
          <table:table-cell table:style-name="ce1" office:value-type="string">
            <text:p>SC108;Gewürze/Kräuter</text:p>
          </table:table-cell>
        </table:table-row>
        <table:table-row>
          <table:table-cell table:number-columns-repeated="4"/>
          <table:table-cell table:style-name="ce1" office:value-type="string">
            <text:p>SC109;Getränke (nichtalkoholisch)</text:p>
          </table:table-cell>
        </table:table-row>
        <table:table-row>
          <table:table-cell table:number-columns-repeated="4"/>
          <table:table-cell table:style-name="ce1" office:value-type="string">
            <text:p>SC110;Getränke (alkoholisch)</text:p>
          </table:table-cell>
        </table:table-row>
        <table:table-row>
          <table:table-cell table:number-columns-repeated="4"/>
          <table:table-cell table:style-name="ce1" office:value-type="string">
            <text:p>SC111;Bewirtung</text:p>
          </table:table-cell>
        </table:table-row>
        <table:table-row>
          <table:table-cell table:number-columns-repeated="4"/>
          <table:table-cell table:style-name="ce1" office:value-type="string">
            <text:p>SC199;sonst. Lebensmittel</text:p>
          </table:table-cell>
        </table:table-row>
        <table:table-row>
          <table:table-cell table:number-columns-repeated="4"/>
          <table:table-cell table:style-name="ce1" office:value-type="string">
            <text:p>SC201;Körbe</text:p>
          </table:table-cell>
        </table:table-row>
        <table:table-row>
          <table:table-cell table:number-columns-repeated="4"/>
          <table:table-cell table:style-name="ce1" office:value-type="string">
            <text:p>SC202;Musikinstrumente</text:p>
          </table:table-cell>
        </table:table-row>
        <table:table-row>
          <table:table-cell table:number-columns-repeated="4"/>
          <table:table-cell table:style-name="ce1" office:value-type="string">
            <text:p>SC203;Kerzen</text:p>
          </table:table-cell>
        </table:table-row>
        <table:table-row>
          <table:table-cell table:number-columns-repeated="4"/>
          <table:table-cell table:style-name="ce1" office:value-type="string">
            <text:p>SC204;Schmuck</text:p>
          </table:table-cell>
        </table:table-row>
        <table:table-row>
          <table:table-cell table:number-columns-repeated="4"/>
          <table:table-cell table:style-name="ce1" office:value-type="string">
            <text:p>SC205;Lederwaren</text:p>
          </table:table-cell>
        </table:table-row>
        <table:table-row>
          <table:table-cell table:number-columns-repeated="4"/>
          <table:table-cell table:style-name="ce1" office:value-type="string">
            <text:p>SC206;Keramik</text:p>
          </table:table-cell>
        </table:table-row>
        <table:table-row>
          <table:table-cell table:number-columns-repeated="4"/>
          <table:table-cell table:style-name="ce1" office:value-type="string">
            <text:p>SC207;Filzwaren</text:p>
          </table:table-cell>
        </table:table-row>
        <table:table-row>
          <table:table-cell table:number-columns-repeated="4"/>
          <table:table-cell table:style-name="ce1" office:value-type="string">
            <text:p>SC208;Spielwaren</text:p>
          </table:table-cell>
        </table:table-row>
        <table:table-row>
          <table:table-cell table:number-columns-repeated="4"/>
          <table:table-cell table:style-name="ce1" office:value-type="string">
            <text:p>SC209;Lampen</text:p>
          </table:table-cell>
        </table:table-row>
        <table:table-row>
          <table:table-cell table:number-columns-repeated="4"/>
          <table:table-cell table:style-name="ce1" office:value-type="string">
            <text:p>SC210;Möbel</text:p>
          </table:table-cell>
        </table:table-row>
        <table:table-row>
          <table:table-cell table:number-columns-repeated="4"/>
          <table:table-cell table:style-name="ce1" office:value-type="string">
            <text:p>SC212;Wohntextilien</text:p>
          </table:table-cell>
        </table:table-row>
        <table:table-row>
          <table:table-cell table:number-columns-repeated="4"/>
          <table:table-cell table:style-name="ce1" office:value-type="string">
            <text:p>SC213;Kosmetik/Seife</text:p>
          </table:table-cell>
        </table:table-row>
        <table:table-row>
          <table:table-cell table:number-columns-repeated="4"/>
          <table:table-cell table:style-name="ce1" office:value-type="string">
            <text:p>SC299;sonst. Handwerk</text:p>
          </table:table-cell>
        </table:table-row>
        <table:table-row>
          <table:table-cell table:number-columns-repeated="4"/>
          <table:table-cell table:style-name="ce1" office:value-type="string">
            <text:p>SC301;T-Shirts</text:p>
          </table:table-cell>
        </table:table-row>
        <table:table-row>
          <table:table-cell table:number-columns-repeated="4"/>
          <table:table-cell table:style-name="ce1" office:value-type="string">
            <text:p>SC302;Hosen</text:p>
          </table:table-cell>
        </table:table-row>
        <table:table-row>
          <table:table-cell table:number-columns-repeated="4"/>
          <table:table-cell table:style-name="ce1" office:value-type="string">
            <text:p>SC303;Pullover</text:p>
          </table:table-cell>
        </table:table-row>
        <table:table-row>
          <table:table-cell table:number-columns-repeated="4"/>
          <table:table-cell table:style-name="ce1" office:value-type="string">
            <text:p>SC304;Kleider/Röcke</text:p>
          </table:table-cell>
        </table:table-row>
        <table:table-row>
          <table:table-cell table:number-columns-repeated="4"/>
          <table:table-cell table:style-name="ce1" office:value-type="string">
            <text:p>SC305;Tücher/Schals</text:p>
          </table:table-cell>
        </table:table-row>
        <table:table-row>
          <table:table-cell table:number-columns-repeated="4"/>
          <table:table-cell table:style-name="ce1" office:value-type="string">
            <text:p>SC306;Accessoires</text:p>
          </table:table-cell>
        </table:table-row>
        <table:table-row>
          <table:table-cell table:number-columns-repeated="4"/>
          <table:table-cell table:style-name="ce1" office:value-type="string">
            <text:p>SC399;sonst. Bekleidung</text:p>
          </table:table-cell>
        </table:table-row>
        <table:table-row>
          <table:table-cell table:number-columns-repeated="4"/>
          <table:table-cell table:style-name="ce1" office:value-type="string">
            <text:p>SC401;Karten</text:p>
          </table:table-cell>
        </table:table-row>
        <table:table-row>
          <table:table-cell table:number-columns-repeated="4"/>
          <table:table-cell table:style-name="ce1" office:value-type="string">
            <text:p>SC402;Bücher</text:p>
          </table:table-cell>
        </table:table-row>
        <table:table-row>
          <table:table-cell table:number-columns-repeated="4"/>
          <table:table-cell table:style-name="ce1" office:value-type="string">
            <text:p>SC403;Kalender</text:p>
          </table:table-cell>
        </table:table-row>
        <table:table-row>
          <table:table-cell table:number-columns-repeated="4"/>
          <table:table-cell table:style-name="ce1" office:value-type="string">
            <text:p>SC404;Blöcke/Hefte/Briefpapier</text:p>
          </table:table-cell>
        </table:table-row>
        <table:table-row>
          <table:table-cell table:number-columns-repeated="4"/>
          <table:table-cell table:style-name="ce1" office:value-type="string">
            <text:p>SC405;Stifte</text:p>
          </table:table-cell>
        </table:table-row>
        <table:table-row>
          <table:table-cell table:number-columns-repeated="4"/>
          <table:table-cell table:style-name="ce1" office:value-type="string">
            <text:p>SC406;Fotoalben</text:p>
          </table:table-cell>
        </table:table-row>
        <table:table-row>
          <table:table-cell table:number-columns-repeated="4"/>
          <table:table-cell table:style-name="ce1" office:value-type="string">
            <text:p>SC407;CD/DVD</text:p>
          </table:table-cell>
        </table:table-row>
        <table:table-row>
          <table:table-cell table:number-columns-repeated="4"/>
          <table:table-cell table:style-name="ce1" office:value-type="string">
            <text:p>SC499;sonst. Schreibwar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.07.2012</text:date>, <text:time>21:07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6T23:14:25.30</meta:creation-date>
    <dc:date>2012-07-07T21:07:17.59</dc:date>
    <meta:editing-duration>PT27M40S</meta:editing-duration>
    <meta:editing-cycles>3</meta:editing-cycles>
    <meta:generator>LibreOffice/3.4$Win32 LibreOffice_project/340m1$Build-302</meta:generator>
    <meta:document-statistic meta:table-count="1" meta:cell-count="110" meta:object-count="0"/>
  </office:meta>
</office:document-meta>
</file>